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achlieli CLM1" svg:font-family="'Nachlieli CLM'"/>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text-underline-style="solid" style:text-underline-width="auto" style:text-underline-color="font-color" officeooo:paragraph-rsid="0010cd04" style:font-name-complex="Times New Roman"/>
    </style:style>
    <style:style style:name="P2" style:family="paragraph" style:parent-style-name="Standard">
      <style:paragraph-properties fo:line-height="150%" fo:text-align="justify" style:justify-single-word="false" style:writing-mode="lr-tb"/>
      <style:text-properties style:text-underline-style="none" officeooo:paragraph-rsid="0010cd04" style:font-name-complex="Times New Roman"/>
    </style:style>
    <style:style style:name="P3" style:family="paragraph" style:parent-style-name="Standard" style:list-style-name="L1">
      <style:paragraph-properties fo:line-height="150%" fo:text-align="justify" style:justify-single-word="false" style:writing-mode="lr-tb"/>
      <style:text-properties style:text-underline-style="none" officeooo:paragraph-rsid="0012a5e7" style:font-name-complex="Times New Roman"/>
    </style:style>
    <style:style style:name="P4" style:family="paragraph" style:parent-style-name="Standard" style:list-style-name="L1">
      <style:paragraph-properties fo:line-height="150%" fo:text-align="justify" style:justify-single-word="false" style:writing-mode="lr-tb"/>
      <style:text-properties officeooo:paragraph-rsid="0012a5e7"/>
    </style:style>
    <style:style style:name="P5" style:family="paragraph" style:parent-style-name="Standard">
      <style:paragraph-properties fo:line-height="150%" fo:text-align="justify" style:justify-single-word="false" style:writing-mode="lr-tb"/>
      <style:text-properties officeooo:paragraph-rsid="0012a5e7"/>
    </style:style>
    <style:style style:name="P6" style:family="paragraph" style:parent-style-name="Standard">
      <style:paragraph-properties fo:line-height="150%" fo:text-align="justify" style:justify-single-word="false" style:writing-mode="lr-tb"/>
      <style:text-properties officeooo:paragraph-rsid="0017f983"/>
    </style:style>
    <style:style style:name="T1" style:family="text">
      <style:text-properties officeooo:rsid="0010cd04"/>
    </style:style>
    <style:style style:name="T2" style:family="text">
      <style:text-properties officeooo:rsid="0012a5e7"/>
    </style:style>
    <style:style style:name="T3" style:family="text">
      <style:text-properties style:text-underline-style="none"/>
    </style:style>
    <style:style style:name="T4" style:family="text">
      <style:text-properties style:text-underline-style="none" officeooo:rsid="0012a5e7" style:font-name-complex="Times New Roman"/>
    </style:style>
    <style:style style:name="T5" style:family="text">
      <style:text-properties style:text-underline-style="none" officeooo:rsid="00142067" style:font-name-complex="Times New Roman"/>
    </style:style>
    <style:style style:name="T6" style:family="text">
      <style:text-properties style:text-underline-style="none" officeooo:rsid="0015ac14" style:font-name-complex="Times New Roman"/>
    </style:style>
    <style:style style:name="T7" style:family="text">
      <style:text-properties style:text-underline-style="none" officeooo:rsid="00168643" style:font-name-complex="Times New Roman"/>
    </style:style>
    <style:style style:name="T8" style:family="text">
      <style:text-properties style:text-underline-style="none" officeooo:rsid="0017f983" style:font-name-complex="Times New Roman"/>
    </style:style>
    <style:style style:name="T9" style:family="text">
      <style:text-properties style:font-name-complex="Times New Roman"/>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Lowest Common Denominator / Rusty AK-47 replicas hidden in a kitbag / Binary creatures Vs. Multiple choice ones (delete the unbecoming of myself)</text:span></text:p>
      <text:p text:style-name="P1"><text:span text:style-name="T1"/></text:p>
      <text:p text:style-name="P2"><text:span text:style-name="T1"><text:tab/>The title said it all. That could have been the only line if meta would be considered. When you put on </text:span><text:span text:style-name="T2">uniform you become:</text:span></text:p>
      <text:list xml:id="list1935450328" text:style-name="L1">
        <text:list-item>
          <text:p text:style-name="P3"><text:span text:style-name="T2">Hungry.</text:span></text:p>
        </text:list-item>
        <text:list-item>
          <text:p text:style-name="P3"><text:span text:style-name="T2">Stupid</text:span></text:p>
        </text:list-item>
        <text:list-item>
          <text:p text:style-name="P3"><text:span text:style-name="T2">Tired</text:span></text:p>
        </text:list-item>
        <text:list-item>
          <text:p text:style-name="P4"><text:span text:style-name="T4">Horny.</text:span></text:p>
        </text:list-item>
      </text:list>
      <text:p text:style-name="P5"><text:span text:style-name="T4">Not necessarily in that particular order or at all for that matter. </text:span></text:p>
      <text:p text:style-name="P5"><text:span text:style-name="T4"><text:tab/>So we were more or less 10 at the medical team. Which consisted of two doctors, two drivers, and medics. I was the APC driver and there was a “Hammer” (HAMV vehicle) driver as well. The medics there were stoke brokers to attorney at law, bank employees and the two doctors. Somehow, instead of converging all topics to death or sex ( a Freudian view – no doubt), the only reduction that seemed possible into one consecutive lowest possible denominator was soccer. </text:span><text:span text:style-name="T5">It was soccer almost 24/7 and for no crime committed on my part of the bargain whatsoever. I would have really liked it if we played it for real, so they could witness my cyber-ninja moves at soccer (mind you that), but just rambling about it all the time was rather unbearable. And the lead culprit was the doctor, maybe beca</text:span><text:span text:style-name="T6">u</text:span><text:span text:style-name="T5">se he's volunteering at some “just recently made it to the Aleph league” team.</text:span></text:p>
      <text:p text:style-name="P5"><text:span text:style-name="T5"><text:tab/></text:span><text:span text:style-name="T6">I should have brought stuffs to read, my fault entirely. Oh yeah, did I mention that except some fruits and vegetables (the onion finally drafted as well), the emergency rations were reduced to nothing but Tuna and bread. Battalion Commander's fault, entirely. The medics there suggested to keep those AK-47 rusty replicas</text:span><text:span text:style-name="T4"> </text:span><text:span text:style-name="T6">in the kitbag, but I carried my own with an unfolded stoke, like real warriors do.</text:span></text:p>
      <text:p text:style-name="P5"><text:span text:style-name="T6"><text:tab/>All my buddies there asked where the M-203 grenade launcher was, and my pre-ordained answer was that I left it at home, with the attached long barrel M-16. Though I did have to sign for the APC's night vision goggle (singular used intentional) and a Fabrique National de Herstal derivative IDF made 0.3” cal. For the first and hopefully last time. Not that I mind being in possession of such artifacts (or stuffs), but I can spare the overhead of seven years in prison for losing such steffi (Pluralis ma</text:span><text:span text:style-name="T7">gnus of stuffs – pluralis minoris)...</text:span></text:p>
      <text:p text:style-name="P6"><text:span text:style-name="T7"><text:tab/></text:span><text:span text:style-name="T8">Last &amp; least, is the re-affirmation of sexuality, considering the near zero “hornyness” level in a homogeneous environment for five days. If there ever was the slightest self doubt, it sure is gone by now, thanks to a state funded vacation from real life, that is. Though one question remains:</text:span></text:p>
      <text:p text:style-name="P6"><text:span text:style-name="T8">Should a mate for life be notified in advance prior to being quale-hunted or harpoon fed by accident around her circa forties-fifties; assuming such is possible with a lone wolf syndro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Nachlieli CLM1" svg:font-family="'Nachlieli CLM'"/>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e </meta:initial-creator>
    <meta:creation-date>2010-11-06T01:52:51</meta:creation-date>
    <dc:date>2010-11-06T02:34:18</dc:date>
    <dc:creator>DaVe </dc:creator>
    <meta:editing-duration>PT00H41M28S</meta:editing-duration>
    <meta:editing-cycles>5</meta:editing-cycles>
    <meta:generator>OpenOffice.org/3.2$Unix OpenOffice.org_project/320m19$Build-9505</meta:generator>
    <meta:document-statistic meta:table-count="0" meta:image-count="0" meta:object-count="0" meta:page-count="1" meta:paragraph-count="12" meta:word-count="471" meta:character-count="2676"/>
  </office:meta>
</office:document-meta>
</file>